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.999cm" svg:height="8.999cm" svg:x="12.354cm" svg:y="0.658cm">
            <draw:object draw:notify-on-update-of-ranges="Sheet1.A1:Sheet1.A1 Sheet1.A2:Sheet1.A4 Sheet1.B1:Sheet1.B1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7.564cm" svg:y="0.684cm">
            <draw:object draw:notify-on-update-of-ranges="Sheet2.A1:Sheet2.A1 Sheet2.A2:Sheet2.A12 Sheet2.B1:Sheet2.B1 Sheet2.B2:Sheet2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formula="of:=TODAY()" office:value-type="date" office:date-value="2024-03-03" calcext:value-type="date">
            <text:p>03.03.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]+1" office:value-type="date" office:date-value="2024-03-04" calcext:value-type="date">
            <text:p>04.03.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]+1" office:value-type="date" office:date-value="2024-03-05" calcext:value-type="date">
            <text:p>05.03.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]+1" office:value-type="date" office:date-value="2024-03-06" calcext:value-type="date">
            <text:p>06.03.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5]+1" office:value-type="date" office:date-value="2024-03-07" calcext:value-type="date">
            <text:p>07.03.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6]+1" office:value-type="date" office:date-value="2024-03-08" calcext:value-type="date">
            <text:p>08.03.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7]+1" office:value-type="date" office:date-value="2024-03-09" calcext:value-type="date">
            <text:p>09.03.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8]+1" office:value-type="date" office:date-value="2024-03-10" calcext:value-type="date">
            <text:p>10.03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9]+1" office:value-type="date" office:date-value="2024-03-11" calcext:value-type="date">
            <text:p>11.03.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0]+1" office:value-type="date" office:date-value="2024-03-12" calcext:value-type="date">
            <text:p>12.03.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1]+1" office:value-type="date" office:date-value="2024-03-13" calcext:value-type="date">
            <text:p>13.03.2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.00.0000</text:date>, <text:time style:data-style-name="N2" text:time-value="01:12:09.7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23:41:29.677000000</meta:creation-date>
    <dc:date>2024-03-03T01:14:07.064000000</dc:date>
    <meta:editing-duration>PT5M15S</meta:editing-duration>
    <meta:editing-cycles>2</meta:editing-cycles>
    <meta:generator>LibreOfficeDev/24.8.0.0.alpha0$Windows_X86_64 LibreOffice_project/d465f71ac8a7bd891f3af73534245995fa886281</meta:generator>
    <meta:document-statistic meta:table-count="2" meta:cell-count="3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952cm" style:legend-expansion="high" chart:style-name="ch2"/>
        <chart:plot-area chart:style-name="ch3" table:cell-range-address="Sheet1.A1:Sheet1.B4" chart:data-source-has-labels="row" svg:x="0.32cm" svg:y="0.18cm" svg:width="14.42cm" svg:height="8.64cm">
          <chart:coordinate-region svg:x="0.756cm" svg:y="0.38cm" svg:width="13.9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4" chart:label-cell-address="Sheet1.A1:Sheet1.A1" chart:class="chart:bar">
            <chart:data-point chart:repeated="3"/>
          </chart:series>
          <chart:series chart:style-name="ch8" chart:values-cell-range-address="Sheet1.B2:Sheet1.B4" chart:label-cell-address="Sheet1.B1:Sheet1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1:Sheet1.A1</svg:desc>
                </draw:g>
              </table:table-cell>
              <table:table-cell office:value-type="string">
                <text:p>b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6">
                <text:p>6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24.8.0.0.alpha0$Windows_X86_64 LibreOffice_project/d465f71ac8a7bd891f3af73534245995fa88628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22cm" svg:y="4.201cm" style:legend-expansion="high" chart:style-name="ch2"/>
        <chart:plot-area chart:style-name="ch3" table:cell-range-address="Sheet2.A1:Sheet2.B12" chart:data-source-has-labels="both" svg:x="0.32cm" svg:y="0.18cm" svg:width="14.182cm" svg:height="8.64cm">
          <chart:coordinate-region svg:x="0.941cm" svg:y="0.379cm" svg:width="13.561cm" svg:height="6.975cm"/>
          <chart:axis chart:dimension="x" chart:name="primary-x" chart:style-name="ch4" chartooo:axis-type="auto">
            <chartooo:date-scale/>
            <chart:categories table:cell-range-address="Sheet2.A2:Sheet2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2" chart:label-cell-address="Sheet2.B1:Sheet2.B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45354">
                <text:p>45354</text:p>
                <draw:g>
                  <svg:desc>Sheet2.A2:Sheet2.A12</svg:desc>
                </draw:g>
              </table:table-cell>
              <table:table-cell office:value-type="float" office:value="12">
                <text:p>12</text:p>
                <draw:g>
                  <svg:desc>Sheet2.B2:Sheet2.B12</svg:desc>
                </draw:g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24.8.0.0.alpha0$Windows_X86_64 LibreOffice_project/d465f71ac8a7bd891f3af73534245995fa88628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